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cumentclass[lettersize,journal]{IEEEtran}</text:p>
      <text:p text:style-name="Standard">\usepackage{amsmath,amsfonts}</text:p>
      <text:p text:style-name="Standard">\usepackage{algorithmic}</text:p>
      <text:p text:style-name="Standard">\usepackage{algorithm}</text:p>
      <text:p text:style-name="Standard">\usepackage{array}</text:p>
      <text:p text:style-name="Standard">\usepackage[caption=false,font=normalsize,labelfont=sf,textfont=sf]{subfig}</text:p>
      <text:p text:style-name="Standard">\usepackage{textcomp}</text:p>
      <text:p text:style-name="Standard">\usepackage{stfloats}</text:p>
      <text:p text:style-name="Standard">\usepackage{url}</text:p>
      <text:p text:style-name="Standard">\usepackage{verbatim}</text:p>
      <text:p text:style-name="Standard">\usepackage{graphicx}</text:p>
      <text:p text:style-name="Standard">\usepackage{cite}</text:p>
      <text:p text:style-name="Standard">\hyphenation{op-tical net-works semi-conduc-tor IEEE-Xplore}</text:p>
      <text:p text:style-name="Standard"/>
      <text:p text:style-name="Standard">\begin{document}</text:p>
      <text:p text:style-name="Standard"/>
      <text:p text:style-name="Standard">\title{Evaluating tDCS treatment via Functional Connectivity and Graph Theoretical Approaches on Resting-State EEG Data in Major Depressive Disorder: A Study}</text:p>
      <text:p text:style-name="Standard"/>
      <text:p text:style-name="Standard">\author{Vishwani S.,~\IEEEmembership{Staff,~IEEE,}</text:p>
      <text:p text:style-name="Standard">\thanks{This paper was produced by the IEEE Publication Technology Group. They are in Piscataway, NJ.}% &lt;-this % stops a space</text:p>
      <text:p text:style-name="Standard">\thanks{Manuscript received April 19, 2021; revised August 16, 2021.}}</text:p>
      <text:p text:style-name="Standard"/>
      <text:p text:style-name="Standard">% The paper headers</text:p>
      <text:p text:style-name="Standard">\markboth{Journal of \LaTeX\ Class Files,~Vol.~14, No.~8, August~2021}%</text:p>
      <text:p text:style-name="Standard">{Shell \MakeLowercase{\textit{et al.}}: A Sample Article Using IEEEtran.cls for IEEE Journals}</text:p>
      <text:p text:style-name="Standard"/>
      <text:p text:style-name="Standard">\IEEEpubid{0000--0000/00\$00.00~\copyright~2021 IEEE}</text:p>
      <text:p text:style-name="Standard">% Remember, if you use this you must call \IEEEpubidadjcol in the second</text:p>
      <text:p text:style-name="Standard">% column for its text to clear the IEEEpubid mark.</text:p>
      <text:p text:style-name="Standard"/>
      <text:p text:style-name="Standard">\maketitle</text:p>
      <text:p text:style-name="Standard"/>
      <text:p text:style-name="Standard">\begin{abstract}</text:p>
      <text:p text:style-name="Standard">This paper describes </text:p>
      <text:p text:style-name="Standard">\end{abstract}</text:p>
      <text:p text:style-name="Standard"/>
      <text:p text:style-name="Standard">% \begin{IEEEkeywords}</text:p>
      <text:p text:style-name="Standard">% Article submission, IEEE, IEEEtran, journal, \LaTeX, paper, template, typesetting.</text:p>
      <text:p text:style-name="Standard">% \end{IEEEkeywords}</text:p>
      <text:p text:style-name="Standard"/>
      <text:p text:style-name="Standard">\section{Introduction}</text:p>
      <text:p text:style-name="Standard">\IEEEPARstart{T}{he} </text:p>
      <text:p text:style-name="Standard"/>
      <text:p text:style-name="Standard">\section{Related works}</text:p>
      <text:p text:style-name="Standard"/>
      <text:p text:style-name="Standard"/>
      <text:p text:style-name="Standard"/>
      <text:p text:style-name="Standard">\section{Data Collection}</text:p>
      <text:p text:style-name="Standard">\subsection{Introduction}</text:p>
      <text:p text:style-name="Standard"><text:soft-page-break/>Depressed patients are given Transcranial direct current stimulation (tDCS).\cite{paulus2003transcranial} <text:s/></text:p>
      <text:p text:style-name="Standard"/>
      <text:p text:style-name="Standard">\subsection{Research design}</text:p>
      <text:p text:style-name="Standard">\begin{list}{}{}</text:p>
      <text:p text:style-name="Standard">\item \textbf{Study Type:} Randomized controlled trial (RCT)</text:p>
      <text:p text:style-name="Standard">\item \textbf{Design:} Parallel-group design</text:p>
      <text:p text:style-name="Standard">\item \textbf{Blinding:} Double-blind where both participants and researchers are unaware of the type of treatment assignment.</text:p>
      <text:p text:style-name="Standard">\end{list}</text:p>
      <text:p text:style-name="Standard"/>
      <text:p text:style-name="Standard"/>
      <text:p text:style-name="Standard">\subsection{Sampling Method}</text:p>
      <text:p text:style-name="Standard">\begin{list}{}{}</text:p>
      <text:p text:style-name="Standard">\item \textbf{Participant Selection:} Participants are selected from AIIMS Delhi where they are diagnosed with depression at another facility within the same institution.</text:p>
      <text:p text:style-name="Standard">\item \textbf{Inclusion Criteria:} TODO</text:p>
      <text:p text:style-name="Standard">\item \textbf{Exclusion Criteria:} TODO</text:p>
      <text:p text:style-name="Standard">\end{list}</text:p>
      <text:p text:style-name="Standard"/>
      <text:p text:style-name="Standard">% \subsection{Population or sample description}</text:p>
      <text:p text:style-name="Standard"/>
      <text:p text:style-name="Standard">\subsection{Data collection instrument}</text:p>
      <text:p text:style-name="Standard">\indent Device used to collect EEG signals is Starstim 32 channels by NeuroElectrics - a wireless system for simultaneous brain stimulation and monitoring. During EEG recording, two ASCII files are created with the \textbf{\*.info} and \textbf{\*.easy} file extensions. The former file consists of metadata that includes information like sampling rate, channel position list etc. whereas the latter file consists of information such that first 32 columns correspond to voltage in $nV$, followed by 3 acceleration columns (in $mm/s^2$), followed by a trigger column and finally a timestamp column. Other device information includes:</text:p>
      <text:p text:style-name="Standard">\begin{list}{}{}</text:p>
      <text:p text:style-name="Standard"><text:s text:c="4"/>\item \textbf{Sampling rate:} 500 samples/sec</text:p>
      <text:p text:style-name="Standard"><text:s text:c="4"/>\item \textbf{Line filter:} eliminates or reduces interference from the power line frequency (50-60Hz) </text:p>
      <text:p text:style-name="Standard"><text:s text:c="4"/>\item \textbf{FIR filter} is OFF</text:p>
      <text:p text:style-name="Standard"><text:s text:c="4"/>\item \textbf{EOG correction filter} is OFF</text:p>
      <text:p text:style-name="Standard"><text:s text:c="4"/>\item \textbf{Reference filter} is OFF</text:p>
      <text:p text:style-name="Standard"><text:s text:c="4"/>TODO: Insert instrument photo and cite instrument</text:p>
      <text:p text:style-name="Standard">\end{list}</text:p>
      <text:p text:style-name="Standard"/>
      <text:p text:style-name="Standard">\subsection{Procedure}</text:p>
      <text:p text:style-name="Standard">\begin{itemize}{}{}</text:p>
      <text:p text:style-name="Standard">\item \textbf{Screening and Recruitment:} Potential participants undergo screening to assess eligibility criteria. </text:p>
      <text:p text:style-name="Standard">\item \textbf{Baseline Assessment:} Participants complete baseline assessments, including EEG data, demographic information, HAMD psychological scale measurement.</text:p>
      <text:p text:style-name="Standard">\item \textbf{Randomization:} Participants are randomly assigned to either the Active TDCS treatment group or the Sham or placebo TDCS treatment group.</text:p>
      <text:p text:style-name="Standard">\item \textbf{Treatment Administration:} Participants receive either Active TDCS treatment (2460 mC) or Sham TDCS treatment (76 mC) applied to the same electrode locations (F3 electrode as anode and surrounding electrodes as cathode). TODO: insert image</text:p>
      <text:p text:style-name="Standard"><text:soft-page-break/>\item \textbf{Data Collection:} EEG data are collected at baseline (pre-Intervention) and post-Intervention for both groups using standardized procedures.</text:p>
      <text:p text:style-name="Standard">\end{itemize}</text:p>
      <text:p text:style-name="Standard"/>
      <text:p text:style-name="Standard">\subsection{Data collection timeline}</text:p>
      <text:p text:style-name="Standard"/>
      <text:p text:style-name="Standard">For a patient diagnosed with depression, the timeline would look as below:</text:p>
      <text:p text:style-name="Standard">\begin{itemize}{}{}</text:p>
      <text:p text:style-name="Standard">\item \textbf{Pre-Intervention Baseline Data:} This data includes Scales and EEG data with 5 mins Eye close, Eye Open, AO and GNG data</text:p>
      <text:p text:style-name="Standard">\item \textbf{Intervention Data:} This includes EEG data with 5 mins eye close, 21 mins of stimulus and 5 mins of eye close again. This stimulation is to be given for 20 sessions for a patient for optimum results. In a day, the stimulation is given atmost twice to a patient diagnosed with depression.</text:p>
      <text:p text:style-name="Standard">\item \textbf{After 10 sessions:} Scales are taken into account</text:p>
      <text:p text:style-name="Standard">\item \textbf{Post-Intervention Baseline Data (After 20 sessions):} This data includes Scales and EEG data with 5 mins Eye close, Eye Open, AO and GNG data. </text:p>
      <text:p text:style-name="Standard">\item \textbf{After 1 month:} Scales are taken into account</text:p>
      <text:p text:style-name="Standard">\end{itemize}</text:p>
      <text:p text:style-name="Standard"/>
      <text:p text:style-name="Standard">\subsection{Data Analysis plan}</text:p>
      <text:p text:style-name="Standard"/>
      <text:p text:style-name="Standard">The primary outcome is the difference in Pre-Intervention and Post-Intervention in the active TDCS treatment group. The secondary outcome is difference of Active TDCS treatment with the Sham TDCS treatment. Statistical tests, such as t-tests between parameters explained later in the paper of paired samples (pre and post data) are used to compare outcomes between groups. EEG data are analyzed using graph network analysis techniques, as described in the later part of paper, to compare functional connectivity between groups.</text:p>
      <text:p text:style-name="Standard"/>
      <text:p text:style-name="Standard">\subsection{Ethical considerations}</text:p>
      <text:p text:style-name="Standard">This study received ethical approval from the TODO: to ensure compliance with ethical standards and participant protection. Informed consent was obtained from all participants, and their confidentiality and privacy were strictly maintained.</text:p>
      <text:p text:style-name="Standard"/>
      <text:p text:style-name="Standard"/>
      <text:p text:style-name="Standard">\section{Functional connectivity comparison for different groups}</text:p>
      <text:p text:style-name="Standard"/>
      <text:p text:style-name="Standard">\subsection{Introduction}</text:p>
      <text:p text:style-name="Standard">In this section, we will find difference of functional connectivity between several groups:</text:p>
      <text:p text:style-name="Standard">\begin{enumerate}{}{}</text:p>
      <text:p text:style-name="Standard">% \item \textbf{To find potential biomarkers for MDD} - We will calculate difference between Pre intervention patients diagnosed as depressed and Control group .</text:p>
      <text:p text:style-name="Standard">\item \textbf{To find effectiveness of Intervention} - We will calculate difference between Pre-Intervention and Post-Intervention on patients given active treatment.</text:p>
      <text:p text:style-name="Standard">\item \textbf{To find effects of placebo} - We will calculate the difference between Pre-Intervention and Post-Intervention on patients given sham treatment</text:p>
      <text:p text:style-name="Standard">\end{enumerate}</text:p>
      <text:p text:style-name="Standard"/>
      <text:p text:style-name="Standard">\subsection{Tools \&amp; Methods}</text:p>
      <text:p text:style-name="Standard">\begin{enumerate}{}{}</text:p>
      <text:p text:style-name="Standard"><text:soft-page-break/><text:s text:c="4"/>\item \textbf{Pre-processing:} All the data from both groups are pre-processed using band-pass filtering of 0.01-45Hz, averaged re-referencing and epoching with duration 4 sec and overlapping 2 sec.</text:p>
      <text:p text:style-name="Standard"><text:s text:c="4"/>\item \textbf{Phase-based connectivity:}In this connectivity measures, we will use frequency domain features. Any signal can be analysed in frequency domain using Fourier transform. A frequency-domain representation of EEG data can be obtained using the Fourier transform. But, Fourier transform has some limitations. Changes in frequency content in the signal over time are difficult to interpret using Fourier transform. Moreover, Fourier transform works well for stationary <text:s text:c="2"/>signals. But brain signal is dynamic and non-stationary in nature. Hence time-frequency decomposition is required. This analysis is able to retain both the advantages of time domain and frequency domain with some sacrifice in temporal and frequency precision. For, our analysis we use Morlet <text:s/>wavelet which is also known as Gabor wavelet. </text:p>
      <text:p text:style-name="Standard"><text:s text:c="4"/>\item \textbf{Phase lag index:} Phase lag index (PLI) was introduced by Stam and colleagues \cite{stam2007phase}. When two signals are perfectly in phase, they are synchronized. If one region is active and generating electrical activity, the signals picked up by electrodes placed over another region will also be at their peak. PLI works by focusing on the consistency of the phase differences between the signals, rather than the absolute phase differences themselves. PLI is sensitive to the directionality of the phase differences between two signals. It measures the consistency of the phase lead/lag relationship between the signals, rather than just the magnitude of the phase difference. The fundamental idea here is to disregard phase locking that is centered around 0 phase difference as a means of excluding volume conduction effects (at the risk of ignoring true instantaneous interactions). This also applies to phase locking at $\pi, 2\pi$ and so on, i.e. repeating at every $\pi$, also given as 0 mod $\pi$. The PLI ranges between 0 and 1, with 0 indicating no coupling of instantaneous coupling due to volume conduction and 1 indicating true, lagged interaction. PLI is calculated using multitaper i.e multiple windows to compute the spectrum which helps reduce the variance of the estimate. <text:s/>Mathematically it can be expressed as \cite{stam2007phase}:</text:p>
      <text:p text:style-name="Standard"/>
      <text:p text:style-name="Standard"/>
      <text:p text:style-name="Standard">\begin{equation}</text:p>
      <text:p text:style-name="Standard">PLI = \left | <text:s text:c="2"/>n^{-1} <text:s/>\sum_{t=1}^{n} <text:s/>sgn\left ( Im\left ( e^{i\left ( \phi^{j} - \phi^{k} \right )_{t}} \right ) \right ) <text:s text:c="5"/>\right |</text:p>
      <text:p text:style-name="Standard">\end{equation}</text:p>
      <text:p text:style-name="Standard"/>
      <text:p text:style-name="Standard">In the above equation the PLI is calculated by averaging imaginary part from the phase angle differences from electrodes j and k .\\</text:p>
      <text:p text:style-name="Standard">The vectors are not averaged with the phase-lag index; instead, the sign of the imaginary part of the cross-spectral density is averaged. The phase-lag index will be large if all phase angle variations are on single side of the imaginary axis. The phase-lag index (PLI) will be zero if half of the phase angle discrepancies are positive and half are negative with respect to the imaginary axis.</text:p>
      <text:p text:style-name="Standard"/>
      <text:p text:style-name="Standard"><text:s text:c="4"/>\item \textbf{Small world network:} The "small-world" phrase was derived from </text:p>
      <text:p text:style-name="Standard"><text:s text:c="4"/>Stanley Milgram's 1967 study on the problem that showed that people are connected by an average of six degrees of separation in social networks, revealing the surprisingly short paths between individuals \cite{milgram1967small}. On the similar concept, small world network was introduced by Watts and Strogatz \cite{watts1998collective} . Before the introduction of small-world networks, researchers typically modeled real-world networks using either random networks or regular networks. The concept of small-world networks revolutionized this understanding by showing that many real-world networks exhibit a small-world property, characterized by a high clustering coefficient like regular networks and a short average path length like random networks. Bassett and Bullmore implemented this model for brain anatomical and functional networks \cite{bassett2006small} as it was able to support both segregated/specialized and <text:soft-page-break/>distributed/integrated information processing. We can calculate small world index of a group as follows:</text:p>
      <text:p text:style-name="Standard"/>
      <text:p text:style-name="Standard"><text:s text:c="4"/>\begin{equation*}swi = CC/L_{\text{avg}} \tag{1}\end{equation*}</text:p>
      <text:p text:style-name="Standard"><text:s text:c="4"/>where $CC$ is clustering coefficient of a graph and $L_{\text{avg}}$ is shortest average path length of the graph.</text:p>
      <text:p text:style-name="Standard"><text:s text:c="4"/>\newline</text:p>
      <text:p text:style-name="Standard"><text:s text:c="4"/>\textbf{Random network SWN and both groups' SWN permutation comparison}:</text:p>
      <text:p text:style-name="Standard"><text:s text:c="4"/></text:p>
      <text:p text:style-name="Standard"><text:s text:c="4"/>\begin{enumerate}{}{}</text:p>
      <text:p text:style-name="Standard"><text:s text:c="4"/>\item The algorithm initially iterates through a range of 200 thresholds ($t$) from 0 to 1.5 for each frequency band ($Fb_i$) where $i \in \text{\{theta, alpha, band\}}$. We chose maximum limit on threshold as median+1.5*std as it was experimentally observed that exceeding this threshold results in more disconnected random networks.</text:p>
      <text:p text:style-name="Standard"><text:s text:c="4"/></text:p>
      <text:p text:style-name="Standard"><text:s text:c="4"/>\item At each threshold (t), tthresh value is calculated for both pre and post groups G where $G \in \text{\{pre, post\}}$. It is given as follows:</text:p>
      <text:p text:style-name="Standard"><text:s text:c="4"/>\begin{equation*}tthresh = median(f) + t * std(f) \end{equation*}</text:p>
      <text:p text:style-name="Standard"><text:s text:c="4"/>This takes threshold for each connectivity matrix (f) from $median(f)$ to $median(f) + 1.5*std(f)$.</text:p>
      <text:p text:style-name="Standard"><text:s text:c="4"/>Here, f is functional connectivity matrix, a function of group and frequency band ${f(G, i)}$.</text:p>
      <text:p text:style-name="Standard"><text:s text:c="4"/>\newline</text:p>
      <text:p text:style-name="Standard"><text:s text:c="4"/>This different tthresh value for both groups helps in calculating binary matrix ($B$) of both the groups where B is a function of group, tthresh and frequency band.</text:p>
      <text:p text:style-name="Standard"><text:s text:c="4"/>\begin{equation*}B(G, i, tthresh) = f(G, i) &gt; tthresh \end{equation*}</text:p>
      <text:p text:style-name="Standard"><text:s text:c="4"/>Along with this, we calculate number of connections ($n\_conn$) and small world network metric (swn) in $B(G, i, tthresh)$.</text:p>
      <text:p text:style-name="Standard"><text:s text:c="4"/>\item We create 100 random Erdos–Rényi model such that number of connections of this randomly created graph is the average of $n\_conn$ of $B$ for groups $G=\{pre, post\}$. We then calculate small world network metric for all these 100 random networks, $swn\_random(r)$ where $r \in \{0, 1, 2, \ldots, 99\}.$</text:p>
      <text:p text:style-name="Standard"><text:s text:c="4"/>\item Now we randomly choose any 2 different network's $swn\_random(r1, r2)$ where \( r_1 \) and \( r_2 \) are random sample from the range \( [0, 1, \ldots, 99] \) from these 100 networks such that the network has some clustering i.e $\text{CC} \neq 0$ and not all nodes are connected to each other i.e $L_{\text{avg}} \neq 0$ .We then calculate $swn\_permutations(k)$ by dividing $swn\_random(r1)/swn\_random(r2)$ and repeat this process 1000 times i.e $k \in \text{[0,1000]}$. This gives a small-world network distribution of random networks around 1.0.</text:p>
      <text:p text:style-name="Standard"><text:s text:c="3"/>\newline</text:p>
      <text:p text:style-name="Standard"><text:s text:c="3"/></text:p>
      <text:p text:style-name="Standard"><text:s text:c="3"/>Now, at this stage we have 1000 permutations representing a random network which its topological properties while shuffling the connections. These permutations allow us to create a null distribution of small-world network values i.e $swn\_permutations(k)$, against which we can compare the observed small-world network value of the original networks of both groups. This observed real small-world network value can be computed as:</text:p>
      <text:p text:style-name="Standard"><text:s text:c="3"/>\begin{equation*}\begin{aligned}swi\_real(G, Fb) = \\ swi(G, Fb)/mean(swn\_random(r))\end{aligned}\end{equation*}</text:p>
      <text:p text:style-name="Standard"><text:s text:c="3"/>where,</text:p>
      <text:p text:style-name="Standard"><text:s text:c="3"/>\begin{equation*}\begin{aligned}mean(swn\_random(r) = \\ mean(CC\_random(r)/mean(L_{avg}\_random(r))\end{aligned}\end{equation*}</text:p>
      <text:p text:style-name="Standard"><text:s text:c="3"/></text:p>
      <text:p text:style-name="Standard"><text:s text:c="3"/>This comparison helps us assess the significance of the network's small-world properties in relation to random networks.</text:p>
      <text:p text:style-name="Standard"><text:soft-page-break/><text:s text:c="3"/>\item Calculating p-value for both groups on comparing $swi\_real$ and $swi\_permutations \text{ distribution.}$</text:p>
      <text:p text:style-name="Standard"><text:s text:c="4"/>\end{enumerate}</text:p>
      <text:p text:style-name="Standard"/>
      <text:p text:style-name="Standard"><text:s text:c="4"/></text:p>
      <text:p text:style-name="Standard"><text:s text:c="5"/>\item \textbf{Optimal Threshold Selection}: </text:p>
      <text:p text:style-name="Standard"><text:s text:c="3"/>\textbf{Z-score Calculation:} Z-scores are calculated for each $swi\_real$ at each threshold <text:s/>for both the groups to quantify the deviation of observed SWN metrics from the null distribution. Optimally, we should choose threshold such that swn metrics is high for both the groups yet the difference between them is maximum. But we have chosen the latter part i.e threshold for which normalized swn has maximum difference for both the groups.</text:p>
      <text:p text:style-name="Standard"><text:s text:c="4"/>\item \textbf{Power vs frequency:} Power vs frequency is plotted for both the groups between 0.01 and 45 Hz. </text:p>
      <text:p text:style-name="Standard"><text:s text:c="4"/>\item \textbf{Asymmetry:} Asymmetry ratio of left to right brain is calculated using number of edges connecting on any left hemispherical nodes to the number of edges connecting on any right hemispherical nodes on the binary matrix obtained from optimal threshold for each frequency bands.</text:p>
      <text:p text:style-name="Standard"><text:s text:c="4"/>\item \textbf{Number of links:} This is the parameter that represents the total number of edges in both groups.</text:p>
      <text:p text:style-name="Standard"><text:s text:c="4"/>\item \textbf{Division of frequency bands}</text:p>
      <text:p text:style-name="Standard"><text:s text:c="4"/>\begin{list}{}{}</text:p>
      <text:p text:style-name="Standard"><text:s text:c="8"/>\item theta : 4 - 8 Hz</text:p>
      <text:p text:style-name="Standard"><text:s text:c="8"/>\item alpha : 8 - 13 Hz</text:p>
      <text:p text:style-name="Standard"><text:s text:c="8"/>\item beta : 13 - 30 Hz</text:p>
      <text:p text:style-name="Standard"><text:s text:c="4"/>\end{list}</text:p>
      <text:p text:style-name="Standard"><text:s text:c="4"/>\item \textbf{Hubness:} Brain is a very massive complex multivariate dynamical network. Graph theory is a mathematical tool which can be used to model these complex network systems with the concept of nodes (also called vertices) and edges\cite{biggs1999graph}. Vertices correspond to electrodes, and edges to some measure of connectedness between pairs of electrodes in terms of EEG connectivity. Thus, brain network and brain functional connectivity can be depicted using matrix form or graph form.</text:p>
      <text:p text:style-name="Standard">We also introduce concept of ‘hub’ or ‘hubness’ obtained from graph theory in this section\cite{sporns2007brain}.</text:p>
      <text:p text:style-name="Standard">A hub is a significant node in a network that has lots of incoming and outgoing branches or connections to other nodes. Hub in a network is connected to a significant numbers of others nodes. Lots of nodes are connected to each other indirectly via hub. Hence, if a hub node is removed from a network, the functionality of network will be immensely disturbed.\\</text:p>
      <text:p text:style-name="Standard">The term hubness implies some kind of connectivity measurement of a node to become a hub in a network.Hubness is calculated for difference matrix of Pre-Intervention Binarized group $B(pre, i, tthresh$) and Post-Intervention Binarized group $B(post, i, tthresh$) where $i \in \text{\{theta, alpha, band\}}$ and tthresh is the threshold for each group as described above. This is calculated using finding number of edges for each nodes, it then works as a threshold to segregate channels with higher hubness values than threshold. These channels in turn return cortical regions of interest.</text:p>
      <text:p text:style-name="Standard">\end{enumerate}</text:p>
      <text:p text:style-name="Standard"/>
      <text:p text:style-name="Standard"/>
      <text:p text:style-name="Standard">\subsection{Results}</text:p>
      <text:p text:style-name="Standard"/>
      <text:p text:style-name="Standard">\subsubsection{Frequency band: }</text:p>
      <text:p text:style-name="Standard">We calculated PSD through Welch method for both Pre and Post Intervention as can be seen in Fig. 1.</text:p>
      <text:p text:style-name="Standard"/>
      <text:p text:style-name="Standard"><text:soft-page-break/>\begin{figure}</text:p>
      <text:p text:style-name="Standard"><text:s text:c="4"/>\centering</text:p>
      <text:p text:style-name="Standard"><text:s text:c="4"/>% TODO: Make vertical lines according to frequency band division</text:p>
      <text:p text:style-name="Standard"><text:s text:c="4"/>\includegraphics[width=0.5\textwidth]{psd.png}</text:p>
      <text:p text:style-name="Standard"><text:s text:c="4"/>\caption{PSD plot for Pre-Intervention vs Post-Intervention in Active treatment}</text:p>
      <text:p text:style-name="Standard"><text:s text:c="4"/>\label{fig:example}</text:p>
      <text:p text:style-name="Standard">\end{figure}</text:p>
      <text:p text:style-name="Standard"/>
      <text:p text:style-name="Standard">\subsubsection{Functional Activity in frequency bands: }</text:p>
      <text:p text:style-name="Standard"/>
      <text:p text:style-name="Standard">\subsubsection{Optimal threshold to binarize functional activity: } </text:p>
      <text:p text:style-name="Standard"/>
      <text:p text:style-name="Standard">% \begin{figure}</text:p>
      <text:p text:style-name="Standard">% <text:s text:c="4"/>\centering</text:p>
      <text:p text:style-name="Standard">% <text:s text:c="4"/>\begin{subfigure}{0.3\textwidth}</text:p>
      <text:p text:style-name="Standard">% <text:s text:c="8"/>\centering</text:p>
      <text:p text:style-name="Standard">% <text:s text:c="8"/>\includegraphics[width=\textwidth]{optimal-theta.jpg}</text:p>
      <text:p text:style-name="Standard">% <text:s text:c="8"/>\caption{Caption 1}</text:p>
      <text:p text:style-name="Standard">% <text:s text:c="4"/>\end{subfigure}</text:p>
      <text:p text:style-name="Standard">% <text:s text:c="4"/>\hfill</text:p>
      <text:p text:style-name="Standard">% <text:s text:c="4"/>\begin{subfigure}{0.3\textwidth}</text:p>
      <text:p text:style-name="Standard">% <text:s text:c="8"/>\centering</text:p>
      <text:p text:style-name="Standard">% <text:s text:c="8"/>\includegraphics[width=\textwidth]{optimal-alpha.jpg}</text:p>
      <text:p text:style-name="Standard">% <text:s text:c="8"/>\caption{Caption 2}</text:p>
      <text:p text:style-name="Standard">% <text:s text:c="4"/>\end{subfigure}</text:p>
      <text:p text:style-name="Standard">% <text:s text:c="4"/>\hfill</text:p>
      <text:p text:style-name="Standard">% <text:s text:c="4"/>\begin{subfigure}{0.3\textwidth}</text:p>
      <text:p text:style-name="Standard">% <text:s text:c="8"/>\centering</text:p>
      <text:p text:style-name="Standard">% <text:s text:c="8"/>\includegraphics[width=\textwidth]{optimal-beta.jpg}</text:p>
      <text:p text:style-name="Standard">% <text:s text:c="8"/>\caption{Caption 3}</text:p>
      <text:p text:style-name="Standard">% <text:s text:c="4"/>\end{subfigure}</text:p>
      <text:p text:style-name="Standard">% <text:s text:c="4"/>\caption{Three photos in a row}</text:p>
      <text:p text:style-name="Standard">% \end{figure}</text:p>
      <text:p text:style-name="Standard"/>
      <text:p text:style-name="Standard"/>
      <text:p text:style-name="Standard">\begin{figure}</text:p>
      <text:p text:style-name="Standard"><text:s text:c="4"/>\centering</text:p>
      <text:p text:style-name="Standard"><text:s text:c="4"/>\includegraphics[width=0.5\textwidth]{prefc.png}</text:p>
      <text:p text:style-name="Standard"><text:s text:c="4"/>\includegraphics[width=0.5\textwidth]{postfc.png}</text:p>
      <text:p text:style-name="Standard"><text:s text:c="4"/>\caption{Functional connectivity for a) Pre-Intervention b) Post-Intervention in Active treatment} <text:s text:c="3"/></text:p>
      <text:p text:style-name="Standard">\end{figure}</text:p>
      <text:p text:style-name="Standard"/>
      <text:p text:style-name="Standard">\begin{figure}</text:p>
      <text:p text:style-name="Standard"><text:s text:c="4"/>\centering</text:p>
      <text:p text:style-name="Standard"><text:s text:c="4"/>\includegraphics[width=0.5\textwidth]{distribution-active.jpg}</text:p>
      <text:p text:style-name="Standard"><text:s text:c="4"/>\caption{Random network distribution compared with Pre and Post groups in a) Active treatment b) Sham treatment} </text:p>
      <text:p text:style-name="Standard"><text:s text:c="4"/>\label{fig:example}</text:p>
      <text:p text:style-name="Standard">\end{figure}</text:p>
      <text:p text:style-name="Standard"/>
      <text:p text:style-name="Standard">\subsection{Discussion}</text:p>
      <text:p text:style-name="Standard"/>
      <text:p text:style-name="Standard"><text:soft-page-break/></text:p>
      <text:p text:style-name="Standard">% \begin{figure}[h]</text:p>
      <text:p text:style-name="Standard">% <text:s text:c="4"/>\centering</text:p>
      <text:p text:style-name="Standard">% <text:s text:c="4"/>\begin{minipage}{0.3\textwidth}</text:p>
      <text:p text:style-name="Standard">% <text:s text:c="8"/>\centering</text:p>
      <text:p text:style-name="Standard">% <text:s text:c="8"/>\includegraphics[width=\textwidth]{pre-theta.jpeg}</text:p>
      <text:p text:style-name="Standard">% <text:s text:c="8"/>\caption{Caption for Image 1}</text:p>
      <text:p text:style-name="Standard">% <text:s text:c="4"/>\end{minipage}%</text:p>
      <text:p text:style-name="Standard">% <text:s text:c="4"/>\begin{minipage}{0.3\textwidth}</text:p>
      <text:p text:style-name="Standard">% <text:s text:c="8"/>\centering</text:p>
      <text:p text:style-name="Standard">% <text:s text:c="8"/>\includegraphics[width=\textwidth]{pre-alpha.jpeg}</text:p>
      <text:p text:style-name="Standard">% <text:s text:c="8"/>\caption{Caption for Image 2}</text:p>
      <text:p text:style-name="Standard">% <text:s text:c="4"/>\end{minipage}%</text:p>
      <text:p text:style-name="Standard">% <text:s text:c="4"/>\begin{minipage}{0.3\textwidth}</text:p>
      <text:p text:style-name="Standard">% <text:s text:c="8"/>\centering</text:p>
      <text:p text:style-name="Standard">% <text:s text:c="8"/>\includegraphics[width=\textwidth]{pre-beta.jpeg}</text:p>
      <text:p text:style-name="Standard">% <text:s text:c="8"/>\caption{Caption for Image 3}</text:p>
      <text:p text:style-name="Standard">% <text:s text:c="4"/>\end{minipage}</text:p>
      <text:p text:style-name="Standard">% \end{figure}</text:p>
      <text:p text:style-name="Standard"/>
      <text:p text:style-name="Standard">% \medskip</text:p>
      <text:p text:style-name="Standard">% \rule{\linewidth}{0.4pt} </text:p>
      <text:p text:style-name="Standard">% \medskip</text:p>
      <text:p text:style-name="Standard"/>
      <text:p text:style-name="Standard">% \begin{figure}[h]</text:p>
      <text:p text:style-name="Standard">% <text:s text:c="4"/>\centering</text:p>
      <text:p text:style-name="Standard">% <text:s text:c="4"/>\begin{minipage}{0.3\textwidth}</text:p>
      <text:p text:style-name="Standard">% <text:s text:c="8"/>\centering</text:p>
      <text:p text:style-name="Standard">% <text:s text:c="8"/>\includegraphics[width=\textwidth]{post-theta.jpeg}</text:p>
      <text:p text:style-name="Standard">% <text:s text:c="8"/>\caption{Caption for Image 1}</text:p>
      <text:p text:style-name="Standard">% <text:s text:c="4"/>\end{minipage}%</text:p>
      <text:p text:style-name="Standard">% <text:s text:c="4"/>\begin{minipage}{0.3\textwidth}</text:p>
      <text:p text:style-name="Standard">% <text:s text:c="8"/>\centering</text:p>
      <text:p text:style-name="Standard">% <text:s text:c="8"/>\includegraphics[width=\textwidth]{post-alpha.jpeg}</text:p>
      <text:p text:style-name="Standard">% <text:s text:c="8"/>\caption{Caption for Image 2}</text:p>
      <text:p text:style-name="Standard">% <text:s text:c="4"/>\end{minipage}%</text:p>
      <text:p text:style-name="Standard">% <text:s text:c="4"/>\begin{minipage}{0.3\textwidth}</text:p>
      <text:p text:style-name="Standard">% <text:s text:c="8"/>\centering</text:p>
      <text:p text:style-name="Standard">% <text:s text:c="8"/>\includegraphics[width=\textwidth]{post-beta.jpeg}</text:p>
      <text:p text:style-name="Standard">% <text:s text:c="8"/>\caption{Caption for Image 3}</text:p>
      <text:p text:style-name="Standard">% <text:s text:c="4"/>\end{minipage}</text:p>
      <text:p text:style-name="Standard">% \end{figure}</text:p>
      <text:p text:style-name="Standard"/>
      <text:p text:style-name="Standard">\bibliographystyle{IEEEtran}</text:p>
      <text:p text:style-name="Standard">\bibliography{references.bib}</text:p>
      <text:p text:style-name="Standard"/>
      <text:p text:style-name="Standard"/>
      <text:p text:style-name="Standard">% \bibitem{ref11}</text:p>
      <text:p text:style-name="Standard">% Watts, D., Strogatz, S. Collective dynamics of ‘small-world’ networks. Nature 393, 440–442 (1998). https://doi.org/10.1038/30918</text:p>
      <text:p text:style-name="Standard"/>
      <text:p text:style-name="Standard">% \bibitem{ref12}</text:p>
      <text:p text:style-name="Standard"><text:soft-page-break/>% Bassett DS, Bullmore E. Small-World Brain Networks. The Neuroscientist. 2006;12(6):512-523. doi:10.1177/1073858406293182</text:p>
      <text:p text:style-name="Standard"/>
      <text:p text:style-name="Standard">% \bibitem{ref13}</text:p>
      <text:p text:style-name="Standard">% Bassett DS, Bullmore ET. Small-World Brain Networks Revisited. The Neuroscientist. 2017;23(5):499-516. doi:10.1177/1073858416667720</text:p>
      <text:p text:style-name="Standard"/>
      <text:p text:style-name="Standard">% \bibitem{ref14}</text:p>
      <text:p text:style-name="Standard">% Milgram, S. The small world problem. Psychol. Today 2, 60–67 (1967).</text:p>
      <text:p text:style-name="Standard"/>
      <text:p text:style-name="Standard">% \bibitem{ref15}</text:p>
      <text:p text:style-name="Standard">% Stam, C.J., Nolte, G. and Daffertshofer, A. (2007), Phase lag index: Assessment of functional connectivity from multi channel EEG and MEG with diminished bias from common sources. Hum. Brain Mapp., 28: 1178-1193. https://doi.org/10.1002/hbm.20346</text:p>
      <text:p text:style-name="Standard">% \bibitem{ref16} O. Sporns, Connectome, vol. 5, Scholarpedia, 2010</text:p>
      <text:p text:style-name="Standard">% \bibitem{ref17}Biggs, L., Lloyd, E., Wilson, R. (1999). Graph Theory 17361936, New Edition.</text:p>
      <text:p text:style-name="Standard">% https://www.sciencedirect.com/science/article/pii/S0165032723001465</text:p>
      <text:p text:style-name="Standard"/>
      <text:p text:style-name="Standard">% https://journals.sagepub.com/doi/full/10.26599/BSA.2023.9050014</text:p>
      <text:p text:style-name="Standard">% For resting-state functional network using fMRI and electroencephalography (EEG) 17 [35], data reveal converging evidence that functional connectivity is stronger in the right than in the left hemisphere, suggesting rightward advantage in functional connectivity for healthy individuals. </text:p>
      <text:p text:style-name="Standard"/>
      <text:p text:style-name="Standard">\vfill</text:p>
      <text:p text:style-name="Standard"/>
      <text:p text:style-name="Standard">\end{document}</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1T13:52:53.750332544</meta:creation-date>
    <dc:date>2024-04-01T13:53:15.793831155</dc:date>
    <meta:editing-duration>PT27S</meta:editing-duration>
    <meta:editing-cycles>1</meta:editing-cycles>
    <meta:document-statistic meta:table-count="0" meta:image-count="0" meta:object-count="0" meta:page-count="9" meta:paragraph-count="250" meta:word-count="2703" meta:character-count="21161" meta:non-whitespace-character-count="18099"/>
    <meta:generator>LibreOffice/6.4.7.2$Linux_X86_64 LibreOffice_project/40$Build-2</meta:generator>
  </office:meta>
</office:document-meta>
</file>